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8AFB81FC85A97875.png" manifest:media-type="image/png"/>
  <manifest:file-entry manifest:full-path="Pictures/10000201000003AC000000744EDD88929A443E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Section 6: 3DS explained through Stripe Video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3D Secure through Stripe Vide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8AFB81FC85A978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4.873cm" svg:height="3.068cm" svg:x="1.775cm" svg:y="6.328cm">
          <draw:image xlink:href="Pictures/10000201000003AC000000744EDD88929A443E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3-01-05T14:14:02.762000000</dc:date>
    <meta:editing-duration>PT2M6S</meta:editing-duration>
    <meta:editing-cycles>1</meta:editing-cycles>
    <meta:document-statistic meta:object-count="35"/>
  </office:meta>
</office:document-meta>
</file>